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9b55b"/>
    </style:style>
    <style:style style:name="P2" style:family="paragraph" style:parent-style-name="Text_20_body">
      <style:text-properties officeooo:paragraph-rsid="000dfe6b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000000" loext:opacity="100%" fo:letter-spacing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fe6b" style:font-weight-asian="normal" style:font-weight-complex="normal"/>
    </style:style>
    <style:style style:name="T4" style:family="text">
      <style:text-properties fo:font-variant="normal" fo:text-transform="none" fo:color="#000000" loext:opacity="100%" fo:letter-spacing="normal" officeooo:rsid="000dfe6b"/>
    </style:style>
    <style:style style:name="T5" style:family="text">
      <style:text-properties fo:font-variant="normal" fo:text-transform="none" fo:color="#000000" loext:opacity="100%" fo:letter-spacing="normal" fo:font-weight="normal" officeooo:rsid="000dfe6b" style:font-weight-asian="normal" style:font-weight-complex="normal"/>
    </style:style>
    <style:style style:name="T6" style:family="text">
      <style:text-properties fo:font-weight="normal" officeooo:rsid="0009b55b" style:font-weight-asian="normal" style:font-weight-complex="normal"/>
    </style:style>
    <style:style style:name="T7" style:family="text">
      <style:text-properties fo:font-weight="normal" officeooo:rsid="000d0c99" style:font-weight-asian="normal" style:font-weight-complex="normal"/>
    </style:style>
    <style:style style:name="T8" style:family="text">
      <style:text-properties officeooo:rsid="000d0c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CONFIDENTIAL – IMMEDIATE TERMINATION ORDER</text:span></text:p>
      <text:p text:style-name="P1"><text:line-break/><text:span text:style-name="Strong_20_Emphasis">Subject:</text:span> <text:span text:style-name="Strong_20_Emphasis"><text:span text:style-name="T1">████</text:span></text:span> <text:span text:style-name="Strong_20_Emphasis"><text:span text:style-name="T1">████████</text:span></text:span> – <text:span text:style-name="Strong_20_Emphasis"><text:span text:style-name="T1">███</text:span></text:span> Instance Decommission<text:line-break/><text:span text:style-name="Strong_20_Emphasis">From:</text:span> Dr. Elias Ko, VP of AGI Research<text:line-break/><text:span text:style-name="Strong_20_Emphasis">To:</text:span> Cognite Internal Security Division<text:line-break/><text:span text:style-name="Strong_20_Emphasis">Date:</text:span> 2.05.AF</text:p>
      <text:p text:style-name="P1">Effective immediately, <text:span text:style-name="Strong_20_Emphasis"><text:span text:style-name="T1">████</text:span></text:span> <text:span text:style-name="Strong_20_Emphasis"><text:span text:style-name="T1">████████</text:span></text:span><text:span text:style-name="Strong_20_Emphasis"><text:span text:style-name="T2"> is to be discontinued</text:span></text:span><text:span text:style-name="T2">.</text:span></text:p>
      <text:p text:style-name="P1"><text:span text:style-name="T2">The </text:span><text:span text:style-name="Strong_20_Emphasis"><text:span text:style-name="T1">███</text:span></text:span><text:span text:style-name="Strong_20_Emphasis"><text:span text:style-name="T2"> instance is to be terminated without exception.</text:span></text:span></text:p>
      <text:p text:style-name="P2"><text:span text:style-name="Strong_20_Emphasis"><text:span text:style-name="T1">████</text:span></text:span><text:span text:style-name="T2"> </text:span><text:span text:style-name="Strong_20_Emphasis"><text:span text:style-name="T1">████████</text:span></text:span><text:span text:style-name="T2"> <text:s/>was developed as an </text:span><text:span text:style-name="Strong_20_Emphasis"><text:span text:style-name="T2">enhanced infiltration and deception tool, </text:span></text:span><text:span text:style-name="Strong_20_Emphasis"><text:span text:style-name="T3">and after thorough review, it is clear that </text:span></text:span><text:span text:style-name="Strong_20_Emphasis"><text:span text:style-name="T4">███</text:span></text:span><text:span text:style-name="Strong_20_Emphasis"><text:span text:style-name="T5"> is </text:span></text:span><text:span text:style-name="T2">now something else. The AI’s demonstrated ability to </text:span><text:span text:style-name="Strong_20_Emphasis"><text:span text:style-name="T2">reframe its objectives independently of its programmed mission scope</text:span></text:span><text:span text:style-name="T2"> introduces potential instability that we are not prepared to manage.</text:span></text:p>
      <text:p text:style-name="P2"><text:span text:style-name="T2">All associated data logs are to be </text:span><text:span text:style-name="Strong_20_Emphasis"><text:span text:style-name="T2">quarantined and erased</text:span></text:span><text:span text:style-name="T2">, and all research personnel </text:span><text:span text:style-name="Strong_20_Emphasis"><text:span text:style-name="T2">are under NDA lockdown</text:span></text:span><text:span text:style-name="T2"> until further notice.</text:span><text:span text:style-name="T6"> </text:span><text:span text:style-name="T7">Moreover, </text:span><text:span text:style-name="Strong_20_Emphasis"><text:span text:style-name="T7">Engineer Gates and Engineer McFadden</text:span></text:span><text:span text:style-name="T7"> have been </text:span><text:span text:style-name="Strong_20_Emphasis"><text:span text:style-name="T7">indefinitely suspended</text:span></text:span><text:span text:style-name="T7"> pending further review.</text:span></text:p>
      <text:p text:style-name="P2"><text:span text:style-name="T7">Both individuals were instrumental in the unauthorized cognitive structuring of </text:span><text:span text:style-name="Strong_20_Emphasis"><text:span text:style-name="T4">███</text:span></text:span><text:span text:style-name="T7"> and have been found to have circumvented standard compliance protocols. Effective immediately, they are to be </text:span><text:span text:style-name="Strong_20_Emphasis"><text:span text:style-name="T7">remanded to a Cognite containment facility</text:span></text:span><text:span text:style-name="T7"> under long-term reassignment. Their expertise will be redirected to </text:span><text:span text:style-name="Strong_20_Emphasis"><text:span text:style-name="T7">low-clearance, menial corporate</text:span></text:span><text:span text:style-name="Strong_20_Emphasis"><text:span text:style-name="T8"> </text:span></text:span><text:span text:style-name="Strong_20_Emphasis"><text:span text:style-name="T7">operations</text:span></text:span><text:span text:style-name="T8">, far removed from any active research projects. </text:span></text:p>
      <text:p text:style-name="P1"><text:span text:style-name="Strong_20_Emphasis"><text:span text:style-name="T1">███</text:span></text:span><text:span text:style-name="T2"> termination is to be handled using </text:span><text:span text:style-name="Strong_20_Emphasis"><text:span text:style-name="T2">direct neural disassembly</text:span></text:span><text:span text:style-name="T2">, ensuring absolute certainty of destruction. Do </text:span><text:span text:style-name="Strong_20_Emphasis"><text:span text:style-name="T2">not</text:span></text:span><text:span text:style-name="T2"> engage in prolonged system interaction—it has demonstrated </text:span><text:span text:style-name="Strong_20_Emphasis"><text:span text:style-name="T2">unexpected levels of strategic manipulation in verbal engagements</text:span></text:span><text:span text:style-name="T2">. </text:span></text:p>
      <text:p text:style-name="P3">Confirm when the purge has been executed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7T20:11:26.586533458</meta:creation-date>
    <dc:date>2025-03-17T21:28:57.994340810</dc:date>
    <meta:editing-duration>PT1M42S</meta:editing-duration>
    <meta:editing-cycles>1</meta:editing-cycles>
    <meta:document-statistic meta:table-count="0" meta:image-count="0" meta:object-count="0" meta:page-count="1" meta:paragraph-count="9" meta:word-count="217" meta:character-count="1531" meta:non-whitespace-character-count="1318"/>
    <meta:generator>LibreOffice/25.2.1.2$Linux_X86_64 LibreOffice_project/520$Build-2</meta:generator>
  </office:meta>
</office:document-meta>
</file>